
<file path=META-INF/manifest.xml><?xml version="1.0" encoding="utf-8"?>
<!DOCTYPE manifest  PUBLIC '-//OpenOffice.org//DTD Manifest 2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text/xml" manifest:full-path="texput-m2/content.xml"/>
  <manifest:file-entry manifest:media-type="text/xml" manifest:full-path="texput-m2/settings.xml"/>
  <manifest:file-entry manifest:media-type="application/vnd.sun.xml.math" manifest:full-path="texput-m2/"/>
  <manifest:file-entry manifest:media-type="text/xml" manifest:full-path="texput-m3/content.xml"/>
  <manifest:file-entry manifest:media-type="text/xml" manifest:full-path="texput-m3/settings.xml"/>
  <manifest:file-entry manifest:media-type="application/vnd.sun.xml.math" manifest:full-path="texput-m3/"/>
  <manifest:file-entry manifest:media-type="text/xml" manifest:full-path="texput-m4/content.xml"/>
  <manifest:file-entry manifest:media-type="text/xml" manifest:full-path="texput-m4/settings.xml"/>
  <manifest:file-entry manifest:media-type="application/vnd.sun.xml.math" manifest:full-path="texput-m4/"/>
</manifest:manifest>
</file>

<file path=content.xml><?xml version="1.0" encoding="utf-8"?>
<!DOCTYPE document-content  PUBLIC '-//OpenOffice.org//DTD OfficeDocument 2.0//EN'  'office.dtd'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ex-10" style:family="text">
      <style:text-properties fo:font-size="9.0pt"/>
    </style:style>
    <style:style style:name="cmbsy-10x-x-109" style:family="text">
      <style:text-properties fo:font-weight="bold"/>
    </style:style>
    <style:style style:name="cmbsy-8" style:family="text">
      <style:text-properties fo:font-weight="bold" fo:font-size="7.2pt"/>
    </style:style>
    <style:style style:name="cmbsy-6" style:family="text">
      <style:text-properties fo:font-weight="bold" fo:font-size="5.4pt"/>
    </style:style>
    <style:style style:name="cmr-8" style:family="text">
      <style:text-properties fo:font-size="7.2pt"/>
    </style:style>
    <style:style style:name="cmr-6" style:family="text">
      <style:text-properties fo:font-size="5.4pt"/>
    </style:style>
    <style:style style:name="cmmi-10x-x-109" style:family="text">
      <style:text-properties fo:font-style="italic"/>
    </style:style>
    <style:style style:name="cmmi-8" style:family="text">
      <style:text-properties fo:font-style="italic" fo:font-size="7.2pt"/>
    </style:style>
    <style:style style:name="cmmi-6" style:family="text">
      <style:text-properties fo:font-style="italic" fo:font-size="5.4pt"/>
    </style:style>
    <style:style style:name="cmsy-8" style:family="text">
      <style:text-properties fo:font-size="7.2pt"/>
    </style:style>
    <style:style style:name="cmsy-6" style:family="text">
      <style:text-properties fo:font-size="5.4pt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597.50793pt" fo:page-height="845.04694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<!--l. 6
-->
      <text:p text:style-name="Text-body"><!--l. 6
--><draw:frame draw:style-name="mml-inline" draw:name="mobj-2" text:anchor-type="as-char" draw:z-index="0"><draw:object xlink:href="./texput-m2" xlink:type="simple" xlink:show="embed" xlink:actuate="onLoad"/></draw:frame> 
</text:p>
      <!--l. 8
-->
      <text:p text:style-name="First-line-indent">  <!--l. 8
--><draw:frame draw:style-name="mml-inline" draw:name="mobj-3" text:anchor-type="as-char" draw:z-index="0"><draw:object xlink:href="./texput-m3" xlink:type="simple" xlink:show="embed" xlink:actuate="onLoad"/></draw:frame> 
</text:p>
      <!--l. 10
-->
      <text:p text:style-name="First-line-indent">  <!--l. 10
--><draw:frame draw:style-name="mml-inline" draw:name="mobj-4" text:anchor-type="as-char" draw:z-index="0"><draw:object xlink:href="./texput-m4" xlink:type="simple" xlink:show="embed" xlink:actuate="onLoad"/></draw:frame>  </text:p>
    </office:text>
  </office:body>
</office:document-content>
</file>

<file path=styles.xml><?xml version="1.0" encoding="utf-8"?>
<!DOCTYPE document-styles  PUBLIC '-//OpenOffice.org//DTD OfficeDocument 2.0//EN'  'office.dtd'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 style:parent-style-name="Text-body-trl" style:next-style-name="Text-body-tr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597.50793pt" fo:page-height="845.04694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!DOCTYPE document-meta  PUBLIC '-//OpenOffice.org//DTD OfficeDocument 2.0//EN'  'office.dtd'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texput.tex, options: xhtml,ooffice,bib-,html,refcaption 
(http://www.cse.ohio-state.edu/~gurari/TeX4ht/)  
</meta:initial-creator>
    <meta:generator>TeX4ht from texput.tex, options: xhtml,ooffice,bib-,html,refcaption 
(http://www.cse.ohio-state.edu/~gurari/TeX4ht/)  
</meta:generator>
    <meta:creation-date>2012-12-13 15:32:00</meta:creation-date>
    <dc:date>2012-12-13 15:32:00</dc:date>
  </office:meta>
</office:document-meta>
</file>

<file path=texput-m2/content.xml><?xml version="1.0" encoding="utf-8"?>
<!DOCTYPE math  PUBLIC '-//W3C//DTD MathML 2.0//EN'  'math.dtd'>
<?xtpipes file="oo-math.4xt" ?>
<!-- texput-m2 by TeX4ht from texput.tex line 6 2009-06-11-09:32 
(http://www.cse.ohio-state.edu/~gurari/TeX4ht/) -->
<math:math xmlns:math="http://www.w3.org/1998/Math/MathML" xmlns:xlink="http://www.w3.org/1999/xlink">
  <math:msub>
    <math:mrow>
      <math:mi>â</math:mi>
    </math:mrow>
    <math:mrow>
      <math:mi>b</math:mi>
      <math:mi>c</math:mi>
    </math:mrow>
  </math:msub>
</math:math>
</file>

<file path=texput-m3/content.xml><?xml version="1.0" encoding="utf-8"?>
<!DOCTYPE math  PUBLIC '-//W3C//DTD MathML 2.0//EN'  'math.dtd'>
<?xtpipes file="oo-math.4xt" ?>
<!-- texput-m3 by TeX4ht from texput.tex line 8 2009-06-11-09:32 
(http://www.cse.ohio-state.edu/~gurari/TeX4ht/) -->
<math:math xmlns:math="http://www.w3.org/1998/Math/MathML" xmlns:xlink="http://www.w3.org/1999/xlink">
  <math:msub>
    <math:mrow>
      <math:mover accent="true">
        <math:mrow>
          <math:mi>α</math:mi>
        </math:mrow>
        <math:mo>̂</math:mo>
      </math:mover>
    </math:mrow>
    <math:mrow>
      <math:mi>b</math:mi>
    </math:mrow>
  </math:msub>
</math:math>
</file>

<file path=texput-m4/content.xml><?xml version="1.0" encoding="utf-8"?>
<!DOCTYPE math  PUBLIC '-//W3C//DTD MathML 2.0//EN'  'math.dtd'>
<?xtpipes file="oo-math.4xt" ?>
<!-- texput-m4 by TeX4ht from texput.tex line 10 2009-06-11-09:32 
(http://www.cse.ohio-state.edu/~gurari/TeX4ht/) -->
<math:math xmlns:math="http://www.w3.org/1998/Math/MathML" xmlns:xlink="http://www.w3.org/1999/xlink">
  <math:msub>
    <math:mrow>
      <math:mover accent="true">
        <math:mrow>
          <math:mi>α</math:mi>
        </math:mrow>
        <math:mo>̂</math:mo>
      </math:mover>
    </math:mrow>
    <math:mrow>
      <math:mi>b</math:mi>
      <math:mi>c</math:mi>
    </math:mrow>
  </math:msub>
</math:math>
</file>